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ification de contenu</text:p>
      <text:p text:style-name="Standard"/>
      <text:p text:style-name="Standard">Contenu informatif : contenu apportant une informatio</text:p>
      <text:p text:style-name="Standard"/>
      <text:p text:style-name="Standard">Non-informatif contenu : navigation, éléments fonctionnels ou de présentation, publici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5-09T15:18:18</meta:creation-date>
    <dc:date>2014-05-09T15:20:46</dc:date>
    <dc:creator>Asus </dc:creator>
    <meta:editing-duration>PT1M59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3" meta:word-count="20" meta:character-count="166" meta:non-whitespace-character-count="149"/>
  </office:meta>
</office:document-meta>
</file>